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fo:font-style="normal" officeooo:rsid="0100d029" officeooo:paragraph-rsid="010316d3" style:font-style-asian="normal" style:font-style-complex="normal"/>
    </style:style>
    <style:style style:name="P72" style:family="paragraph" style:parent-style-name="Standard">
      <style:paragraph-properties fo:text-align="start" style:justify-single-word="false"/>
      <style:text-properties fo:font-style="italic" officeooo:rsid="0100d029" officeooo:paragraph-rsid="0100d029" style:font-style-asian="italic" style:font-style-complex="italic"/>
    </style:style>
    <style:style style:name="P73" style:family="paragraph" style:parent-style-name="Standard">
      <style:paragraph-properties fo:text-align="start" style:justify-single-word="false"/>
      <style:text-properties fo:font-style="italic" officeooo:rsid="0100d029" officeooo:paragraph-rsid="0102454b" style:font-style-asian="italic" style:font-style-complex="italic"/>
    </style:style>
    <style:style style:name="P74" style:family="paragraph" style:parent-style-name="Standard">
      <style:paragraph-properties fo:text-align="start" style:justify-single-word="false"/>
      <style:text-properties fo:font-weight="bold" officeooo:rsid="00fdeb8f" officeooo:paragraph-rsid="00fdeb8f" style:font-weight-asian="bold" style:font-weight-complex="bold"/>
    </style:style>
    <style:style style:name="P75" style:family="paragraph" style:parent-style-name="Standard">
      <style:paragraph-properties fo:text-align="start" style:justify-single-word="false"/>
      <style:text-properties officeooo:rsid="00fa7049" officeooo:paragraph-rsid="00fa7049"/>
    </style:style>
    <style:style style:name="P76" style:family="paragraph" style:parent-style-name="Standard">
      <style:paragraph-properties fo:text-align="center" style:justify-single-word="false"/>
      <style:text-properties officeooo:rsid="00fa7049" officeooo:paragraph-rsid="00fa7049"/>
    </style:style>
    <style:style style:name="P77" style:family="paragraph" style:parent-style-name="Standard">
      <style:paragraph-properties fo:text-align="start" style:justify-single-word="false"/>
      <style:text-properties officeooo:rsid="00fdeb8f" officeooo:paragraph-rsid="00fdeb8f"/>
    </style:style>
    <style:style style:name="P78" style:family="paragraph" style:parent-style-name="Standard">
      <style:paragraph-properties fo:text-align="start" style:justify-single-word="false"/>
      <style:text-properties officeooo:rsid="00fdeb8f" officeooo:paragraph-rsid="0100d029"/>
    </style:style>
    <style:style style:name="P79" style:family="paragraph" style:parent-style-name="Standard">
      <style:paragraph-properties fo:text-align="center" style:justify-single-word="false"/>
      <style:text-properties officeooo:rsid="00fdeb8f" officeooo:paragraph-rsid="00fdeb8f"/>
    </style:style>
    <style:style style:name="P80" style:family="paragraph" style:parent-style-name="Standard">
      <style:paragraph-properties fo:text-align="start" style:justify-single-word="false"/>
      <style:text-properties officeooo:rsid="0100d029" officeooo:paragraph-rsid="0100d029"/>
    </style:style>
    <style:style style:name="P81"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82" style:family="paragraph" style:parent-style-name="Text_20_body">
      <style:paragraph-properties fo:margin-top="0in" fo:margin-bottom="0in" style:contextual-spacing="false" fo:text-align="start" style:justify-single-word="false"/>
      <style:text-properties officeooo:paragraph-rsid="00d81d44"/>
    </style:style>
    <style:style style:name="P83" style:family="paragraph" style:parent-style-name="Text_20_body">
      <style:paragraph-properties fo:margin-top="0in" fo:margin-bottom="0in" style:contextual-spacing="false" fo:text-align="center" style:justify-single-word="false"/>
      <style:text-properties officeooo:paragraph-rsid="00d81d44"/>
    </style:style>
    <style:style style:name="P84"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5dbd"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e2a2"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0d029"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454b"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3"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loext:padding="0in" loext:border="none"/>
    </style:style>
    <style:style style:name="T1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loext:padding="0in" loext:border="none"/>
    </style:style>
    <style:style style:name="T1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101084f"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9" style:family="text">
      <style:text-properties fo:font-variant="normal" fo:text-transform="none" fo:color="#ffffff" loext:opacity="100%" style:text-line-through-style="none" style:text-line-through-type="none" style:font-name="Noto Sans Mono" fo:font-size="8pt" fo:letter-spacing="normal" style:text-underline-style="none" fo:font-weight="normal" style:text-blinking="false" fo:background-color="transparent" loext:char-shading-value="0" style:font-size-asian="8pt" style:font-weight-asian="normal" style:font-size-complex="8pt" style:font-weight-complex="normal" loext:padding="0in" loext:border="none"/>
    </style:style>
    <style:style style:name="T20"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1084f" style:text-blinking="false" fo:background-color="transparent" loext:char-shading-value="0" style:font-size-asian="8pt" style:font-weight-asian="normal" style:font-size-complex="8pt" style:font-weight-complex="normal" loext:padding="0in" loext:border="none"/>
    </style:style>
    <style:style style:name="T21"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2454b" style:text-blinking="false" fo:background-color="transparent" loext:char-shading-value="0" style:font-size-asian="8pt" style:font-weight-asian="normal" style:font-size-complex="8pt" style:font-weight-complex="normal" loext:padding="0in" loext:border="none"/>
    </style:style>
    <style:style style:name="T22"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23"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24"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25"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26"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27"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2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2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d38eb1" style:font-weight-asian="normal" style:font-weight-complex="normal"/>
    </style:style>
    <style:style style:name="T32" style:family="text">
      <style:text-properties fo:font-weight="normal" officeooo:rsid="00d2fb36"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00db07f3" style:font-style-asian="italic" style:font-style-complex="italic"/>
    </style:style>
    <style:style style:name="T35" style:family="text">
      <style:text-properties fo:font-style="italic" officeooo:rsid="00e1c3e8" style:font-style-asian="italic" style:font-style-complex="italic"/>
    </style:style>
    <style:style style:name="T36" style:family="text">
      <style:text-properties fo:font-style="italic" officeooo:rsid="00ee0250"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39"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40"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41"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42" style:family="text">
      <style:text-properties fo:color="#e8eaed" loext:opacity="100%" style:font-name="Noto Sans Mono" officeooo:rsid="006be239"/>
    </style:style>
    <style:style style:name="T43" style:family="text">
      <style:text-properties fo:color="#e8eaed" loext:opacity="100%" style:font-name="Noto Sans Mono" officeooo:rsid="006c6b10"/>
    </style:style>
    <style:style style:name="T44" style:family="text">
      <style:text-properties officeooo:rsid="00db07f3"/>
    </style:style>
    <style:style style:name="T45" style:family="text">
      <style:text-properties fo:font-style="normal" style:font-style-asian="normal" style:font-style-complex="normal"/>
    </style:style>
    <style:style style:name="T46" style:family="text">
      <style:text-properties style:text-position="super 58%" fo:font-style="italic" officeooo:rsid="00db07f3" style:font-style-asian="italic" style:font-style-complex="italic"/>
    </style:style>
    <style:style style:name="T47" style:family="text">
      <style:text-properties officeooo:rsid="00dcb84d"/>
    </style:style>
    <style:style style:name="T48" style:family="text">
      <style:text-properties officeooo:rsid="00dfc328"/>
    </style:style>
    <style:style style:name="T49" style:family="text">
      <style:text-properties officeooo:rsid="00e19aa0"/>
    </style:style>
    <style:style style:name="T50" style:family="text">
      <style:text-properties officeooo:rsid="00e1c3e8"/>
    </style:style>
    <style:style style:name="T51" style:family="text">
      <style:text-properties officeooo:rsid="00e37684"/>
    </style:style>
    <style:style style:name="T52" style:family="text">
      <style:text-properties officeooo:rsid="00e3db4b"/>
    </style:style>
    <style:style style:name="T53" style:family="text">
      <style:text-properties officeooo:rsid="00e72dda"/>
    </style:style>
    <style:style style:name="T54" style:family="text">
      <style:text-properties fo:font-weight="bold" officeooo:rsid="00eeee35" style:font-weight-asian="bold" style:font-weight-complex="bold"/>
    </style:style>
    <style:style style:name="T55" style:family="text">
      <style:text-properties officeooo:rsid="00ea286f"/>
    </style:style>
    <style:style style:name="T56" style:family="text">
      <style:text-properties officeooo:rsid="00ee0250"/>
    </style:style>
    <style:style style:name="T57" style:family="text">
      <style:text-properties officeooo:rsid="00eeee35"/>
    </style:style>
    <style:style style:name="T58" style:family="text">
      <style:text-properties officeooo:rsid="00ef29be"/>
    </style:style>
    <style:style style:name="T59" style:family="text">
      <style:text-properties officeooo:rsid="00f09c3d"/>
    </style:style>
    <style:style style:name="T60" style:family="text">
      <style:text-properties officeooo:rsid="00f1cb1c"/>
    </style:style>
    <style:style style:name="T61" style:family="text">
      <style:text-properties officeooo:rsid="00f336c8"/>
    </style:style>
    <style:style style:name="T62" style:family="text">
      <style:text-properties officeooo:rsid="00f40c93"/>
    </style:style>
    <style:style style:name="T63" style:family="text">
      <style:text-properties officeooo:rsid="00f40f7f"/>
    </style:style>
    <style:style style:name="T64"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33">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33">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33">"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39">I woke at seven, put on my shorts, my green Idaho Down shirt, packed my blue bag with phone, wallet, journal and cup, put on my hat, sprayed my rug with Febreze </text:span><text:span text:style-name="T40">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38">I walked around Staples and found nothing of interest. Cait texted me, saying, “</text:span><text:span text:style-name="T41">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41"><text:s text:c="3"/>I had texted Hannah saying, “</text:span><text:span text:style-name="T22">Met a bookbinder in the park today and am realizing this is gonna be an inescapable new hobby” and when I walked out of Stapes, she said, “Ooh!! Say more”</text:span></text:p>
      <text:p text:style-name="P24"><text:s text:c="3"/>I said, “Okay, you asked for it.”</text:p>
      <text:p text:style-name="P20"><text:span text:style-name="T22"><text:s text:c="3"/></text:span><text:span text:style-name="T23">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15"><text:s text:c="3"/>All this bc I walked downtown to try out bronner’s shaving soap from FBF</text:span><text:span text:style-name="T16">C</text:span></text:p>
      <text:p text:style-name="P21"><text:span text:style-name="T16"><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30"><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30">waters, so I went upstairs to grab one, cleaned up the last of my trash from the night before, took down all the experiments, </text:span><text:span text:style-name="T31">my phone, </text:span><text:span text:style-name="T30">a lighter, my empty coffee cup and a hop water. </text:span><text:span text:style-name="T31">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30"><text:s text:c="3"/>I would have probably continued experimenting if I hadn’t used up a whole roll last night, but the thought of having to refill </text:span><text:span text:style-name="T31">the printer </text:span><text:span text:style-name="T30">restrained me a bit. </text:span></text:p>
      <text:p text:style-name="P36"><text:span text:style-name="T32"><text:s text:c="3"/></text:span><text:span text:style-name="T30">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30"><text:s text:c="3"/>I decided I would drive to Aldi for peas, grapes and Cheez-Its, but, as I was passing the Brew Pump, I noticed a pizza truck I’d never tried. The pies were 12”, which sounded big enough, so I ordered </text:span><text:span text:style-name="T37">The Beef</text:span><text:span text:style-name="T30">,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82"><text:span text:style-name="Source_20_Text"><text:span text:style-name="T25"/></text:span></text:p>
      <text:p text:style-name="P82"><text:span text:style-name="Source_20_Text"><text:span text:style-name="T25"/></text:span></text:p>
      <text:p text:style-name="P82"><text:span text:style-name="Source_20_Text"><text:span text:style-name="T25"/></text:span></text:p>
      <text:p text:style-name="P83"><text:soft-page-break/><text:span text:style-name="Source_20_Text"><text:span text:style-name="T25">. . .</text:span></text:span></text:p>
      <text:p text:style-name="P83"><text:span text:style-name="Source_20_Text"><text:span text:style-name="T25"/></text:span></text:p>
      <text:p text:style-name="P82"><text:span text:style-name="Source_20_Text"><text:span text:style-name="T25">I alternated between transcribing my 2022 journal, reviewing my March 2024 journal and reading </text:span></text:span><text:span text:style-name="Source_20_Text"><text:span text:style-name="T29">The Electricity of Every Living Thing</text:span></text:span><text:span text:style-name="Source_20_Text"><text:span text:style-name="T25">. I also took a bath with a proper shave. I knew I would message Hannah as soon as I had finished her book, wishing her a nice gig </text:span></text:span><text:span text:style-name="Source_20_Text"><text:span text:style-name="T26">as well</text:span></text:span><text:span text:style-name="Source_20_Text"><text:span text:style-name="T25">, but she liked my three previous messages just seconds before I could send </text:span></text:span><text:span text:style-name="Source_20_Text"><text:span text:style-name="T26">one</text:span></text:span><text:span text:style-name="Source_20_Text"><text:span text:style-name="T25">, and, I presume</text:span></text:span><text:span text:style-name="Source_20_Text"><text:span text:style-name="T26">d</text:span></text:span><text:span text:style-name="Source_20_Text"><text:span text:style-name="T25">, disappeared.</text:span></text:span></text:p>
      <text:p text:style-name="P82"><text:span text:style-name="Source_20_Text"><text:span text:style-name="T25"><text:s text:c="3"/>I wrote in my journal feeling a little sad after a nice day. Of course Hannah responded as soon as I put down my phone. </text:span></text:span></text:p>
      <text:p text:style-name="P82"><text:span text:style-name="Source_20_Text"><text:span text:style-name="T25"/></text:span></text:p>
      <text:p text:style-name="P82"><text:span text:style-name="Source_20_Text"><text:span text:style-name="T25">There was a beautiful girl drinking alone at the Brew Pump today, first on the swing, then watching television. I'm still wondering what it would have been like to talk to her.</text:span></text:span></text:p>
      <text:p text:style-name="P82"><text:span text:style-name="Source_20_Text"><text:span text:style-name="T25"/></text:span></text:p>
      <text:p text:style-name="P84"><text:span text:style-name="Source_20_Text"><text:span text:style-name="T28">VII.VIII</text:span></text:span></text:p>
      <text:p text:style-name="P82"><text:span text:style-name="Source_20_Text"><text:span text:style-name="T26"/></text:span></text:p>
      <text:p text:style-name="P82"><text:span text:style-name="Source_20_Text"><text:span text:style-name="T26">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27">separately</text:span></text:span><text:span text:style-name="Source_20_Text"><text:span text:style-name="T26">. I was the only one who spoke up </text:span></text:span><text:soft-page-break/><text:span text:style-name="Source_20_Text"><text:span text:style-name="T26">saying I didn’t like that plan, and so, we got permission to take the whole building home, as it was a cruise ship. I was thrown overboard at one point onto an interstate, but managed to parkour back on while a DOT person wasn’t looking.</text:span></text:span></text:p>
      <text:p text:style-name="P82"><text:span text:style-name="Source_20_Text"><text:span text:style-name="T26"><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82"><text:span text:style-name="Source_20_Text"><text:span text:style-name="T26"><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82"><text:span text:style-name="Source_20_Text"><text:span text:style-name="T26"><text:s text:c="3"/>I walked upstairs and wrote in my journal.</text:span></text:span></text:p>
      <text:p text:style-name="P82"><text:span text:style-name="Source_20_Text"><text:span text:style-name="T26"/></text:span></text:p>
      <text:p text:style-name="P82"><text:span text:style-name="Source_20_Text"><text:span text:style-name="T26">I have decided I am going to order refill journals from </text:span></text:span><text:span text:style-name="Source_20_Text"><text:span text:style-name="T24">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81"><text:span text:style-name="Source_20_Text"><text:span text:style-name="T42"><text:s text:c="3"/>The search continues . . . </text:span></text:span><text:span text:style-name="Source_20_Text"><text:span text:style-name="T43">Instead, I bought a DESIGNPHIL Midori B6 graph ruled book for $8 and </text:span></text:span><text:soft-page-break/><text:span text:style-name="Source_20_Text"><text:span text:style-name="T43">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33"><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33"><text:s text:c="3"/>wyndham is staying at the house while we're gone but is also working some shifts so we will need some chuck coverage if you're available - I'll send days and times over soon. no presh though!</text:span></text:p>
      <text:p text:style-name="P45"><text:span text:style-name="T33"/></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33"><text:s text:c="3"/>I have a couple other folks than can help out so let me know which feel best with your schedule</text:span></text:p>
      <text:p text:style-name="P45"><text:span text:style-name="T33"/></text:p>
      <text:p text:style-name="P67">Might have to let you know about the 12th on the day of but I can do the rest</text:p>
      <text:p text:style-name="P45"/>
      <text:p text:style-name="P65">you're the best - I'll get the 12th covered don't worry bout it<text:span text:style-name="T45">”</text:span></text:p>
      <text:p text:style-name="P65"><text:span text:style-name="T45"/></text:p>
      <text:p text:style-name="P46"><text:s text:c="3"/><text:span text:style-name="T44">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44"><text:s text:c="3"/>I walked up to Kota Kai, ordered a drip, accidentally didn’t tip, sat on the couch and wrote in my journal by hand, which feels quite natural for now. Pages are swiftly running out, though. . .I walked down to Hendrix, </text:span><text:span text:style-name="T47">finding a copy of Camus’ The Stranger along the way. I </text:span><text:span text:style-name="T44">let Charlie out, raided the fridge, took a picture of Nubs and sent a DM to Hannah saying, “Did you have to shriek?”</text:span></text:p>
      <text:p text:style-name="P47"><text:s text:c="3"/><text:span text:style-name="T44">She said:</text:span></text:p>
      <text:p text:style-name="P47"><text:span text:style-name="T34"><text:s text:c="3"/>“Nope! And I got plenty of coffee :-)</text:span></text:p>
      <text:p text:style-name="P46"><text:span text:style-name="T34"><text:s text:c="3"/>How’s your day going?</text:span><text:span text:style-name="T44">”</text:span></text:p>
      <text:p text:style-name="P46"/>
      <text:p text:style-name="P49"><text:s text:c="3"/><text:span text:style-name="T34">Gooooood, just been drinking coffee, transcribing 2021 journals and now checking on Nubs/Charlie and raiding the Williams fridge</text:span></text:p>
      <text:p text:style-name="P49"><text:span text:style-name="T34">I was thinking about Aldi on the way home but it <text:s text:c="6"/>appears there’s plenty here to sustain me for a few days synce Wynham is staying here and vegan</text:span></text:p>
      <text:p text:style-name="P46"/>
      <text:p text:style-name="P66"><text:soft-page-break/><text:span text:style-name="T44">Ahhh. Wait which place are you staying? The Williams?</text:span></text:p>
      <text:p text:style-name="P46"/>
      <text:p text:style-name="P48"><text:s text:c="2"/><text:span text:style-name="T34">I’m just checking in periodically, currently residing at my typical place of residence on Meyers</text:span></text:p>
      <text:p text:style-name="P48"><text:span text:style-name="T34"><text:s text:c="4"/>Til the 16</text:span><text:span text:style-name="T46">th</text:span><text:span text:style-name="T34"> when I go to ScottLand</text:span></text:p>
      <text:p text:style-name="P48"><text:span text:style-name="T34"/></text:p>
      <text:p text:style-name="P50"><text:span text:style-name="T33">Ahhh that makes sense!</text:span></text:p>
      <text:p text:style-name="P50"><text:span text:style-name="T33"/></text:p>
      <text:p text:style-name="P51"><text:span text:style-name="T33">What state are you in? (mainly physical but mental is acceptable as well)</text:span></text:p>
      <text:p text:style-name="P51"><text:span text:style-name="T33"/></text:p>
      <text:p text:style-name="P50"><text:span text:style-name="T33">A state of slightly needing to pee</text:span></text:p>
      <text:p text:style-name="P50"><text:span text:style-name="T33"><text:s text:c="3"/>Ohio!</text:span></text:p>
      <text:p text:style-name="P50"><text:span text:style-name="T33"/></text:p>
      <text:p text:style-name="P51"><text:span text:style-name="T33">Oh man that’s a long one</text:span></text:p>
      <text:p text:style-name="P51"><text:span text:style-name="T33">Round on the outsides and hi in the middle</text:span></text:p>
      <text:p text:style-name="P51"><text:span text:style-name="T33"/></text:p>
      <text:p text:style-name="P50"><text:span text:style-name="T33">20 minutes above Cincinnati</text:span></text:p>
      <text:p text:style-name="P50"><text:span text:style-name="T33"><text:s text:c="3"/>Under six hours to go</text:span></text:p>
      <text:p text:style-name="P50"><text:span text:style-name="T33"/></text:p>
      <text:p text:style-name="P51"><text:span text:style-name="T33">Sweet, like five more hours of mostly Kentuckessee and then you’re coming up the mountains</text:span></text:p>
      <text:p text:style-name="P51"><text:span text:style-name="T33">It’s hot again</text:span></text:p>
      <text:p text:style-name="P51"><text:span text:style-name="T33">You missed the one cool day</text:span>”</text:p>
      <text:p text:style-name="P51"/>
      <text:p text:style-name="P50"><text:span text:style-name="T33"><text:s text:c="3"/></text:span>I sent a picture of Charlie with her tongue out, <text:span text:style-name="T4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48">instead </text:span><text:span text:style-name="T47">wrote them by hand. . .I walked up to Kota Kai, got another drip from </text:span><text:soft-page-break/><text:span text:style-name="T47">Paul(?,) walked across the street to the Brew Pump, sat at a picnic table and wrote in my journal. . .I showed off said journal to </text:span><text:span text:style-name="T48">old </text:span><text:span text:style-name="T47">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49">I made a pita wrap with ham, turkey and American cheese, transcribed a buch of entries, flossed, took a bath, shaved my face, brushed my teeth, transcribed, and, not long after Erica had left, packed f</text:span><text:span text:style-name="T50">our Athletics in my bag, cracked open a fifth and</text:span><text:span text:style-name="T49"> walked up to </text:span><text:span text:style-name="T50">the Brew Pump.</text:span></text:p>
      <text:p text:style-name="P55"><text:s text:c="3"/><text:span text:style-name="T50">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50">I decided to leave when the sun went down. I had to pee real bad, and there’s finally a sign on the shed door that reads, “</text:span><text:span text:style-name="T35">DO NOT PEE BEHIND SHED,</text:span><text:span text:style-name="T50">” so I quickly walked home, took off my bag, realized I had one more Athletic, sat down and wrote in my journal. </text:span></text:p>
      <text:p text:style-name="P55"/>
      <text:p text:style-name="P63"><text:span text:style-name="T50">I’m now questioning my idea to have a page break after prints. To be honest, a print is not a relevant fact to the reader, so the only reason to do it is to increase the possibility of post-print edits, in case I really want to change a page or two</text:span><text:span text:style-name="T51">. . .</text:span><text:span text:style-name="T52">I’ve decided I don’t like it. The compromise will be that I can only do it at the end of a day.</text:span></text:p>
      <text:p text:style-name="P56"><text:s text:c="3"/><text:span text:style-name="T58">T</text:span><text:span text:style-name="T52">hat way, whenever I print, it will always start on a fresh day! That might be creatively helpful in some way. </text:span><text:span text:style-name="T53">This day is seven pages now. What is my plan, again? </text:span><text:span text:style-name="T55">(This next part has been re-written </text:span><text:span text:style-name="T56">11</text:span><text:span text:style-name="T55"> times now.)</text:span></text:p>
      <text:p text:style-name="P56"><text:s text:c="3"/><text:span text:style-name="T36">For every print session, the first new date must start on a new page.</text:span><text:span text:style-name="T56">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57">Laying in bed thinking about this has made me realize it’s stupid.</text:span></text:p>
      <text:p text:style-name="P57"><text:s text:c="3"/><text:span text:style-name="T57">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59">t.</text:span></text:p>
      <text:p text:style-name="P57"><text:soft-page-break/><text:span text:style-name="T54"/></text:p>
      <text:p text:style-name="P57"><text:span text:style-name="T54"/></text:p>
      <text:p text:style-name="P57"><text:span text:style-name="T54"/></text:p>
      <text:p text:style-name="P57"><text:span text:style-name="T54">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58">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58">Haywood Road,” we said.</text:span></text:p>
      <text:p text:style-name="P58"><text:s text:c="3"/><text:span text:style-name="T58">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60">(I will try it now anyway.) </text:span>I decided that, even though this entry started on a new page naturally, I gave it two additional <text:span text:style-name="T59">lines of blank space</text:span>.</text:p>
      <text:p text:style-name="P60"/>
      <text:p text:style-name="P62">/ / /</text:p>
      <text:p text:style-name="P62"><text:soft-page-break/>. . .</text:p>
      <text:p text:style-name="P61"/>
      <text:p text:style-name="P61"><text:span text:style-name="T61">I went downstairs and drank a coffee in the Hammock while listening to Erica worry about deciding what things to take to France. I looked at </text:span><text:span text:style-name="T64">stuff</text:span><text:span text:style-name="T61"> on my phone, got up, </text:span><text:span text:style-name="T64">p</text:span><text:span text:style-name="T61">ut one more shot in my cup, went upstairs and wrote in my journal at 12:35. . .</text:span><text:span text:style-name="T62">I transcribed 2021 journals starting with Feb 6. </text:span><text:span text:style-name="T63">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7">Them = arboretum </text:span></text:p>
      <text:p text:style-name="P70"><text:span text:style-name="T17"><text:s text:c="3"/>There = arboretum as well</text:span><text:span text:style-name="T6">”</text:span></text:p>
      <text:p text:style-name="P70"><text:span text:style-name="T6"/></text:p>
      <text:p text:style-name="P75"><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text:p text:style-name="P75"><text:span text:style-name="T8"/></text:p>
      <text:p text:style-name="P76"><text:span text:style-name="T8">. . .</text:span></text:p>
      <text:p text:style-name="P76"><text:span text:style-name="T8"/></text:p>
      <text:p text:style-name="P77"><text:span text:style-name="T8">I </text:span><text:span text:style-name="T2">laid in bed hoping my journal would arrive, occasionally getting up to eat grapes, and did about two weeks’ worth of transcriptions </text:span><text:span text:style-name="T9">until 4:50</text:span><text:span text:style-name="T2">. . .I </text:span><text:span text:style-name="T10">set</text:span><text:span text:style-name="T2"> my phone, wallet and journal in my blue bag, put on my hat + shoes and walked out the door. I walked to Odd's and said, "I'll have your largest to-go, iced, um... latte," which ran me $7+, but </text:span><text:span text:style-name="T10">the</text:span><text:span text:style-name="T2"> outside </text:span><text:span text:style-name="T10">world was hot</text:span><text:span text:style-name="T2"> and I needed to stave off my appetite a little longer.</text:span></text:p>
      <text:p text:style-name="P77"><text:span text:style-name="T2"><text:s text:c="3"/>I walked down to Hendrix, let myself in and found the following pet care instructions for Wyndham:</text:span></text:p>
      <text:p text:style-name="P77"><text:span text:style-name="T2"/></text:p>
      <text:p text:style-name="P77"><text:span text:style-name="T2"/></text:p>
      <text:p text:style-name="P74"><text:soft-page-break/><text:span text:style-name="T13">CHARLIE</text:span></text:p>
      <text:p text:style-name="P77"><text:span text:style-name="T2"><text:s text:c="3"/></text:span><text:span text:style-name="T14">Food</text:span></text:p>
      <text:p text:style-name="P77"><text:span text:style-name="T2"><text:tab/>Eats 2x a day - 3 level scoops from the bin <text:tab/>in the kitchen with the white lid into the <text:tab/>blue or orange bowl + add some tap water to <text:tab/>cover</text:span></text:p>
      <text:p text:style-name="P77"><text:span text:style-name="T2"><text:tab/> <text:s text:c="2"/>When you put her bowl on the floor we <text:tab/>usually say "wait" and when she makes eye <text:tab/>contact we say "yes" - you don't have to do <text:tab/>this but in case you're wondering why she's <text:tab/>looking at you instead of eating hehe</text:span></text:p>
      <text:p text:style-name="P77"><text:span text:style-name="T2"><text:tab/> <text:s text:c="2"/>We usually feed her around 9am and 6pm</text:span></text:p>
      <text:p text:style-name="P77"><text:span text:style-name="T2"><text:s text:c="3"/></text:span><text:span text:style-name="T14">Treats/Peanut butter</text:span></text:p>
      <text:p text:style-name="P77"><text:span text:style-name="T2"><text:tab/>In the white basket next to the fridge</text:span></text:p>
      <text:p text:style-name="P77"><text:span text:style-name="T2"><text:tab/>There are some frozen peanut butter toys in <text:tab/>the freezer, these will keep her busy for a <text:tab/>bit</text:span></text:p>
      <text:p text:style-name="P77"><text:span text:style-name="T2"><text:s text:c="3"/></text:span><text:span text:style-name="T14">Meds</text:span></text:p>
      <text:p text:style-name="P77"><text:span text:style-name="T2"><text:tab/>Next to her treat basket is a blue bottle of <text:tab/>carprofin, she takes half a pill after each <text:tab/>meal</text:span></text:p>
      <text:p text:style-name="P77"><text:span text:style-name="T2"><text:tab/> <text:s text:c="2"/>Put a little peanut butter on a spoon and <text:tab/>place the pill in the peanut butter, she <text:tab/>should eat it right off the spoon, sometimes <text:tab/>I scrape the peanut butter off the spoon <text:tab/>behind her teeth to make sure she gets the <text:tab/>pill</text:span></text:p>
      <text:p text:style-name="P77"><text:span text:style-name="T2"><text:tab/> <text:s text:c="2"/>If she is still limping a lot after she <text:tab/>finishes those pills let me know and I'll <text:tab/>refill it</text:span></text:p>
      <text:p text:style-name="P77"><text:span text:style-name="T2"><text:s text:c="3"/></text:span><text:span text:style-name="T14">Walks</text:span></text:p>
      <text:p text:style-name="P77"><text:span text:style-name="T2"><text:tab/>Her leash is next to the door on the coat <text:tab/>rack, please walk her with the gentle leader, <text:tab/>she is very strong and it helps a lot. Let us <text:tab/>know if you need help figuring it out!</text:span></text:p>
      <text:p text:style-name="P77"><text:soft-page-break/><text:span text:style-name="T2"><text:tab/> <text:s text:c="2"/>She will try to rub off he gentle leader <text:tab/>on the ground sometimes but you can just give <text:tab/>the leash a gentle tug and she'll stop</text:span></text:p>
      <text:p text:style-name="P77"><text:span text:style-name="T2"><text:tab/> <text:s text:c="2"/>It is helpful to have a few treats in your <text:tab/>pocket while walking her if she's pulling too <text:tab/>much, she knows the "heel" command</text:span></text:p>
      <text:p text:style-name="P77"><text:span text:style-name="T2"><text:tab/> <text:s text:c="2"/>She can only do short walks right now with <text:tab/>her injury, up the street and back or around <text:tab/>the block, we usually walk in the morning or <text:tab/>at night when it's not too hot</text:span></text:p>
      <text:p text:style-name="P77"><text:span text:style-name="T2"><text:s text:c="3"/></text:span><text:span text:style-name="T14">Yard</text:span></text:p>
      <text:p text:style-name="P77"><text:span text:style-name="T2"><text:tab/>There's a lead in the yard she can go out on <text:tab/>anytime to go potty, just clip it to her <text:tab/>collar</text:span></text:p>
      <text:p text:style-name="P77"><text:span text:style-name="T2"><text:tab/> <text:s text:c="2"/>You have to keep an eye on her, <text:tab/>periodically she will dig or wrap herself <text:tab/>around the tree She'll come back when you <text:tab/>call her and say "treat" or gently tug on the <text:tab/>lead</text:span></text:p>
      <text:p text:style-name="P77"><text:span text:style-name="T2"><text:s text:c="3"/></text:span><text:span text:style-name="T14">Crate</text:span></text:p>
      <text:p text:style-name="P77"><text:span text:style-name="T2"><text:tab/>Whenever you leave the house or aren't able <text:tab/>to monitor her she can go in the crate, you <text:tab/>can put peanut butter in her pink kong ball <text:tab/>and she'll go right in, we usually put a toy <text:tab/>in there with her too</text:span></text:p>
      <text:p text:style-name="P77"><text:span text:style-name="T2"><text:tab/> <text:s text:c="2"/>Check if the water needs to be replenished</text:span></text:p>
      <text:p text:style-name="P77"><text:span text:style-name="T2"><text:tab/> <text:s text:c="2"/>She can be in the crate for up to 4 hours</text:span></text:p>
      <text:p text:style-name="P77"><text:span text:style-name="T2"><text:s text:c="3"/></text:span><text:span text:style-name="T14">Misc</text:span></text:p>
      <text:p text:style-name="P77"><text:span text:style-name="T2"><text:tab/>She will try to chase nubs and sometimes you <text:tab/>have to intervene and tell her NO!</text:span></text:p>
      <text:p text:style-name="P77"><text:span text:style-name="T2"><text:tab/> <text:s text:c="2"/>with her injury and has to stay upstairs <text:tab/>at all times</text:span></text:p>
      <text:p text:style-name="P77"><text:span text:style-name="T2"><text:tab/>Please keep the stepstool in front of the <text:tab/>basement stairs, she can't go down the stairs</text:span></text:p>
      <text:p text:style-name="P77"><text:span text:style-name="T2"/></text:p>
      <text:p text:style-name="P77"><text:soft-page-break/><text:span text:style-name="T14">NUBS</text:span></text:p>
      <text:p text:style-name="P77"><text:span text:style-name="T2"><text:s text:c="3"/></text:span><text:span text:style-name="T14">Food</text:span></text:p>
      <text:p text:style-name="P77"><text:span text:style-name="T2"><text:tab/>Eats at the same time as chuck, usually will <text:tab/>eat 1.5 - 2 cans a day, he will let you know</text:span></text:p>
      <text:p text:style-name="P77"><text:span text:style-name="T2"><text:tab/>when he's out of food! Haha</text:span></text:p>
      <text:p text:style-name="P77"><text:span text:style-name="T2"><text:tab/> <text:s text:c="2"/>His cans of food and bowls are in the <text:tab/>cabinet above his food bowl to the right of <text:tab/>the fridge, he gets one can per meal, you can <text:tab/>rinse the cans and put them in the recycling <text:tab/>bin next to charlie's food bin</text:span></text:p>
      <text:p text:style-name="P77"><text:span text:style-name="T2"><text:tab/> <text:s text:c="2"/>You can rinse his food bowls out and place <text:tab/>them in the dishwasher</text:span></text:p>
      <text:p text:style-name="P77"><text:span text:style-name="T2"><text:tab/> <text:s text:c="2"/>There is a tube of gel next to his food <text:tab/>bowls that can be stirred into his food every <text:tab/>few days, this isn't totally necessary but <text:tab/>can help with hairballs</text:span></text:p>
      <text:p text:style-name="P77"><text:span text:style-name="T14"><text:s text:c="3"/>Litter box</text:span></text:p>
      <text:p text:style-name="P77"><text:span text:style-name="T2"><text:tab/>His litter box is located in the basement <text:tab/>utility closet, there's a baby gate in the <text:tab/>hallway, watch your step getting through it <text:tab/>because it's a few inches off the ground!</text:span></text:p>
      <text:p text:style-name="P77"><text:span text:style-name="T2"><text:tab/> <text:s text:c="2"/>There are plastic bags hanging up behind <text:tab/>his litter box and a scooper</text:span></text:p>
      <text:p text:style-name="P77"><text:span text:style-name="T2"><text:tab/> <text:s text:c="2"/>Please scoop the litter box once a day</text:span></text:p>
      <text:p text:style-name="P77"><text:span text:style-name="T2"><text:tab/> <text:s text:c="2"/>The bags can be thrown out in the green <text:tab/>trash bin in the driveway</text:span></text:p>
      <text:p text:style-name="P77"><text:span text:style-name="T14"><text:s text:c="3"/>Misc</text:span></text:p>
      <text:p text:style-name="P77"><text:span text:style-name="T2"><text:tab/>He gets hairballs sometimes and will send out <text:tab/>a warning signal when it's about to happen, <text:tab/>he literally sounds like a siren. There are <text:tab/>paper towels next to the kitchen sink and <text:tab/>cleaning spray under the sink to clean it up. <text:tab/>APOLOGIES in advance if you have to do this!</text:span></text:p>
      <text:p text:style-name="P77"><text:span text:style-name="T2"><text:tab/> <text:s text:c="2"/>Their vet is Skyland Animal Hospital</text:span></text:p>
      <text:p text:style-name="P77"><text:span text:style-name="T2"/></text:p>
      <text:p text:style-name="P74"><text:soft-page-break/><text:span text:style-name="T13">House stuff</text:span></text:p>
      <text:p text:style-name="P77"><text:span text:style-name="T2"><text:tab/>Thermostat is in the hallway by our bedroom</text:span></text:p>
      <text:p text:style-name="P77"><text:span text:style-name="T2"><text:tab/> <text:s text:c="2"/>If you could bring in the mail every <text:tab/>couple days and any packages that would be <text:tab/>great! Feel free to text us with any <text:tab/>questions/needs!</text:span></text:p>
      <text:p text:style-name="P77"><text:span text:style-name="T2"><text:tab/> <text:s text:c="2"/>Please text us pics of our fur babies as <text:tab/>often as you'd like!! We love getting <text:tab/>pictures/videos of them when we're away.</text:span></text:p>
      <text:p text:style-name="P77"><text:span text:style-name="T2"><text:tab/> <text:s text:c="2"/>Please make yourself at home and help <text:tab/>yourself to anything in the house</text:span></text:p>
      <text:p text:style-name="P77"><text:span text:style-name="T2"/></text:p>
      <text:p text:style-name="P77"><text:span text:style-name="T2">THANK YOU THANK YOU THANK YOU!!</text:span></text:p>
      <text:p text:style-name="P77"><text:span text:style-name="T2">Alyse, Kev, Chuck, and Nubs</text:span></text:p>
      <text:p text:style-name="P77"><text:span text:style-name="T2"/></text:p>
      <text:p text:style-name="P78"><text:span text:style-name="T2"><text:s text:c="3"/>I prepared Charlie's bowl and her medicine spoon, let her out of the kennel, set the food bowl down, made her wait and then said, "Rigatoli!" immediately realizing that's not even a word. I watched her eat her food and lick clean the spoon, then put her on her lead, followed her outside, sat in the chair on the porch, texted Alyse saying, "Ya girl has been fedicated" and wrote in my phone journal until six.</text:span></text:p>
      <text:p text:style-name="P78"><text:span text:style-name="T2"><text:s text:c="3"/>I went into the pantry and grabbed the Trader Joe's Sesame Snacks, but when I went to the front door, Charlie was ready to come inside.</text:span></text:p>
      <text:p text:style-name="P77"><text:span text:style-name="T2"><text:s text:c="3"/>I said, "Well if you're done, I'm done," fed her </text:span><text:span text:style-name="T11">the</text:span><text:span text:style-name="T2"> PB Kong, put away the Snacks, locked up and walked through Malvern Hills Park, using, for the first time ever, the pool restroom. I sat on the steps and wrote in my phone journal until 6:12. . .I walked up to the Brew Pump, said wassup to Lamont, walked to the back and sat at the stoner table with Lenny. Travis, Adam, Casey and Drunk Rob.</text:span></text:p>
      <text:p text:style-name="P77"><text:span text:style-name="T2"/></text:p>
      <text:p text:style-name="P79"><text:soft-page-break/><text:span text:style-name="T2">. . .</text:span></text:p>
      <text:p text:style-name="P77"><text:span text:style-name="T2"/></text:p>
      <text:p text:style-name="P80"><text:span text:style-name="T2">I started texting with Hannah:</text:span></text:p>
      <text:p text:style-name="P80"><text:span text:style-name="T2"/></text:p>
      <text:p text:style-name="P72"><text:span text:style-name="T19">“I found out LaZoom is at 8</text:span></text:p>
      <text:p text:style-name="P72"><text:span text:style-name="T19">So I'm doing some porch sitting and plotting some food </text:span></text:p>
      <text:p text:style-name="P72"><text:span text:style-name="T19"><text:tab/><text:tab/>Roger that. I'm sitting at the pump <text:tab/><text:tab/><text:tab/>pondering a burger lol </text:span></text:p>
      <text:p text:style-name="P72"><text:span text:style-name="T19"><text:tab/><text:tab/>There's a kinda down and dirty soul <text:tab/><text:tab/><text:tab/>food truck here that's affordable </text:span></text:p>
      <text:p text:style-name="P72"><text:span text:style-name="T19"/></text:p>
      <text:p text:style-name="P72"><text:span text:style-name="T19">Ooh nice. I'm guessing no GF</text:span></text:p>
      <text:p text:style-name="P72"><text:span text:style-name="T19">Does it have a website </text:span></text:p>
      <text:p text:style-name="P72"><text:span text:style-name="T19"/></text:p>
      <text:p text:style-name="P72"><text:span text:style-name="T19"><text:tab/><text:tab/>just sent a pic of the menu. could <text:tab/><text:tab/><text:tab/>always use UJ as a backup </text:span></text:p>
      <text:p text:style-name="P72"><text:span text:style-name="T19"><text:tab/><text:tab/>Oh dang, burger is 86ed lol</text:span></text:p>
      <text:p text:style-name="P72"><text:span text:style-name="T19"/></text:p>
      <text:p text:style-name="P73"><text:span text:style-name="T19">I think Tim and Kathryn are gonna order food, might jump on their to go order”</text:span></text:p>
      <text:p text:style-name="P73"><text:span text:style-name="T19"/></text:p>
      <text:p text:style-name="P73"><text:span text:style-name="T12"><text:s text:c="3"/>I said, “Hokay,” with a grinning face and waited four minutes before saying, “</text:span><text:span text:style-name="T2">What y'all getting?”</text:span></text:p>
      <text:p text:style-name="P72"><text:span text:style-name="T19"/></text:p>
      <text:p text:style-name="P72"><text:span text:style-name="T19">Pizza mind. Want in?</text:span></text:p>
      <text:p text:style-name="P72"><text:span text:style-name="T19">Want to split a GF bbq chicken pizza with me?</text:span></text:p>
      <text:p text:style-name="P72"><text:span text:style-name="T19"/></text:p>
      <text:p text:style-name="P72"><text:span text:style-name="T19"><text:tab/><text:tab/><text:tab/><text:tab/><text:tab/>Sure!</text:span></text:p>
      <text:p text:style-name="P72"><text:span text:style-name="T19">Ok ordering! Anything else?</text:span></text:p>
      <text:p text:style-name="P72"><text:span text:style-name="T19"><text:tab/><text:tab/><text:tab/><text:tab/><text:tab/>No thanks!</text:span></text:p>
      <text:p text:style-name="P72"><text:span text:style-name="T19"/></text:p>
      <text:p text:style-name="P72"><text:span text:style-name="T19">lol the order is going to be ready at 7:40. How do you feel about a parking lot picnic at the wedge or pizza mind? I can pick you up!</text:span></text:p>
      <text:p text:style-name="P72"><text:soft-page-break/><text:span text:style-name="T19"/></text:p>
      <text:p text:style-name="P72"><text:span text:style-name="T19"><text:tab/><text:tab/><text:tab/>I'm down! (so agreeable!)</text:span></text:p>
      <text:p text:style-name="P72"><text:span text:style-name="T19"/></text:p>
      <text:p text:style-name="P72"><text:span text:style-name="T19">Where should I come get you? You can use my car to get elsewhere if you would prefer not to be in a LaZoom photo shoot </text:span></text:p>
      <text:p text:style-name="P72"><text:span text:style-name="T19"/></text:p>
      <text:p text:style-name="P72"><text:span text:style-name="T19"><text:tab/><text:tab/>I'm at brew pump but could meet you <text:tab/><text:tab/><text:tab/><text:tab/>at Ingles if that's easier” </text:span></text:p>
      <text:p text:style-name="P72"><text:span text:style-name="T19"/></text:p>
      <text:p text:style-name="P71"><text:span text:style-name="T19"><text:s text:c="3"/></text:span><text:span text:style-name="T21">At 7:40, she said, “</text:span><text:span text:style-name="T19">Heading your way,” </text:span><text:span text:style-name="T21">and, “</text:span><text:span text:style-name="T19">This is some spectacularly dim timeframing on my part” </text:span><text:span text:style-name="T20">I </text:span><text:span text:style-name="T21">had been sitting on the window ledge with Lamont and then Drew, aloofly conversating while this text exchange was happening.</text:span></text:p>
      <text:p text:style-name="P71"><text:span text:style-name="T21"><text:s text:c="3"/>I said, “</text:span><text:span text:style-name="T19">I bet everything will play out just fin</text:span><text:span text:style-name="T20">e”</text:span><text:span text:style-name="T18"> </text:span><text:span text:style-name="T21">When the Space Bug finally turned into the lot, I said goodbye to drew, and hopped into the c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23:20:45.378745929</dc:date>
    <meta:editing-duration>P4DT22H28M57S</meta:editing-duration>
    <meta:editing-cycles>184</meta:editing-cycles>
    <meta:generator>LibreOffice/7.3.7.2$Linux_X86_64 LibreOffice_project/30$Build-2</meta:generator>
    <meta:print-date>2024-07-09T14:41:18.097126869</meta:print-date>
    <meta:document-statistic meta:table-count="0" meta:image-count="0" meta:object-count="0" meta:page-count="174" meta:paragraph-count="1335" meta:word-count="44232" meta:character-count="230636" meta:non-whitespace-character-count="185527"/>
  </office:meta>
</office:document-meta>
</file>